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YBAR PEVE FRANCISCO RUDENCI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C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LVAREZ GOMEZ, CARLOS RAFAE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AYBAR PEVE FRANCISCO RUDENCI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0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35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1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53860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9T22:46:11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